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388cm" fo:margin-left="-0.191cm" fo:margin-top="0cm" fo:margin-bottom="0cm" table:align="left" style:writing-mode="lr-tb"/>
    </style:style>
    <style:style style:name="Table1.A" style:family="table-column">
      <style:table-column-properties style:column-width="6.454cm"/>
    </style:style>
    <style:style style:name="Table1.B" style:family="table-column">
      <style:table-column-properties style:column-width="6.93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4.154cm" style:keep-together="true" fo:keep-together="auto"/>
    </style:style>
    <style:style style:name="Table2" style:family="table">
      <style:table-properties style:width="16.51cm" fo:margin-left="-0.191cm" fo:margin-top="0cm" fo:margin-bottom="0cm" table:align="left" style:writing-mode="lr-tb"/>
    </style:style>
    <style:style style:name="Table2.A" style:family="table-column">
      <style:table-column-properties style:column-width="8.25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5.398cm" style:keep-together="true" fo:keep-together="auto"/>
    </style:style>
    <style:style style:name="Table3" style:family="table">
      <style:table-properties style:width="16.51cm" fo:margin-left="-0.191cm" fo:margin-top="0cm" fo:margin-bottom="0cm" table:align="left" style:writing-mode="lr-tb"/>
    </style:style>
    <style:style style:name="Table3.A" style:family="table-column">
      <style:table-column-properties style:column-width="8.25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1"/>
    </style:style>
    <style:style style:name="Table3.2" style:family="table-row">
      <style:table-row-properties style:min-row-height="2.752cm" style:keep-together="true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left="0cm" fo:margin-right="0cm" fo:margin-top="0.049cm" fo:margin-bottom="0cm" fo:line-height="100%" fo:text-align="start" style:justify-single-word="false" fo:text-indent="0cm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Book_20_Title"/></text:p>
      <text:p text:style-name="Standard"><text:span text:style-name="Book_20_Title"><text:s text:c="52"/></text:span><text:span text:style-name="Book_20_Title"><text:span text:style-name="T1">Case study</text:span></text:span></text:p>
      <text:p text:style-name="Standard"><text:span text:style-name="Book_20_Title"/></text:p>
      <text:p text:style-name="Standard"><text:span text:style-name="Book_20_Title">Admin ID </text:span></text:p>
      <text:p text:style-name="Standard">Admin ID is the primary key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User id</text:p>
          </table:table-cell>
          <table:table-cell table:style-name="Table1.A1" office:value-type="string">
            <text:p text:style-name="P2">Int</text:p>
          </table:table-cell>
        </table:table-row>
        <table:table-row table:style-name="Table1.2">
          <table:table-cell table:style-name="Table1.A1" office:value-type="string">
            <text:p text:style-name="P2">User name</text:p>
            <text:p text:style-name="P2">Email</text:p>
            <text:p text:style-name="P2">First name</text:p>
            <text:p text:style-name="P2">Last name</text:p>
            <text:p text:style-name="P2">Contact number</text:p>
            <text:p text:style-name="P2">Role</text:p>
            <text:p text:style-name="P2">Active status</text:p>
            <text:p text:style-name="P2">Created on</text:p>
            <text:p text:style-name="P2">Date of birth</text:p>
          </table:table-cell>
          <table:table-cell table:style-name="Table1.A1" office:value-type="string">
            <text:p text:style-name="P2">Varchar()</text:p>
            <text:p text:style-name="P2">Varchar()</text:p>
            <text:p text:style-name="P2">Varchar()</text:p>
            <text:p text:style-name="P2">Varchar()</text:p>
            <text:p text:style-name="P2">Int</text:p>
            <text:p text:style-name="P2">Varchar()</text:p>
            <text:p text:style-name="P2">Boolen</text:p>
            <text:p text:style-name="P2">Date</text:p>
            <text:p text:style-name="P2">Date</text:p>
          </table:table-cell>
        </table:table-row>
      </table:table>
      <text:p text:style-name="Standard"/>
      <text:p text:style-name="Standard"><text:span text:style-name="Book_20_Title">Task ID </text:span></text:p>
      <text:p text:style-name="Standard">Task Id is the primary key </text:p>
      <text:p text:style-name="Standard">And admin ID is the foreign key</text:p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Task ID</text:p>
          </table:table-cell>
          <table:table-cell table:style-name="Table2.A1" office:value-type="string">
            <text:p text:style-name="P2">INT</text:p>
          </table:table-cell>
        </table:table-row>
        <table:table-row table:style-name="Table2.2">
          <table:table-cell table:style-name="Table2.A1" office:value-type="string">
            <text:p text:style-name="P2">Owner ID</text:p>
            <text:p text:style-name="P2">Creator ID</text:p>
            <text:p text:style-name="P2">Name</text:p>
            <text:p text:style-name="P2">Description</text:p>
            <text:p text:style-name="P2">Status</text:p>
            <text:p text:style-name="P2">Priority</text:p>
            <text:p text:style-name="P2">Notes</text:p>
            <text:p text:style-name="P2">Bookmark</text:p>
            <text:p text:style-name="P2">Crated on </text:p>
            <text:p text:style-name="P2">Status changed</text:p>
          </table:table-cell>
          <table:table-cell table:style-name="Table2.A1" office:value-type="string">
            <text:p text:style-name="P2">INT</text:p>
            <text:p text:style-name="P2">INT</text:p>
            <text:p text:style-name="P2">Varchar()</text:p>
            <text:p text:style-name="P2">Varchar()</text:p>
            <text:p text:style-name="P2">Varchar()</text:p>
            <text:p text:style-name="P2">Varchar()</text:p>
            <text:p text:style-name="P2">Varchar()</text:p>
            <text:p text:style-name="P2">Boolean</text:p>
            <text:p text:style-name="P2">Date &amp;time</text:p>
            <text:p text:style-name="P2">Date &amp;time</text:p>
          </table:table-cell>
        </table:table-row>
      </table:table>
      <text:p text:style-name="Standard"/>
      <text:p text:style-name="Standard">Notifications</text:p>
      <text:p text:style-name="Standard">Employee ID is the primary key <text:s/>in this notifications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">Notification ID</text:p>
          </table:table-cell>
          <table:table-cell table:style-name="Table3.A1" office:value-type="string">
            <text:p text:style-name="P3">INT</text:p>
          </table:table-cell>
        </table:table-row>
        <text:soft-page-break/>
        <table:table-row table:style-name="Table3.2">
          <table:table-cell table:style-name="Table3.A1" office:value-type="string">
            <text:p text:style-name="P2">Task ID</text:p>
            <text:p text:style-name="P2">Task OWNER ID</text:p>
            <text:p text:style-name="P2">Status</text:p>
            <text:p text:style-name="P2">Created on</text:p>
            <text:p text:style-name="P2">Status changed on</text:p>
          </table:table-cell>
          <table:table-cell table:style-name="Table3.A1" office:value-type="string">
            <text:p text:style-name="P1">INT</text:p>
            <text:p text:style-name="P3">INT</text:p>
            <text:p text:style-name="P1">Varchar()</text:p>
            <text:p text:style-name="P1">Date &amp;time</text:p>
            <text:p text:style-name="P1">Date &amp;tim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24T13:23:57.41</meta:creation-date>
    <dc:date>2021-11-24T21:58:44.70</dc:date>
    <meta:initial-creator>Vyshnavi Devi Katta</meta:initial-creator>
    <dc:creator>vyshnavi devi katta</dc:creator>
    <meta:generator>OpenOffice/4.1.8$Win32 OpenOffice.org_project/418m3$Build-9803</meta:generator>
    <meta:document-statistic meta:table-count="3" meta:image-count="0" meta:object-count="0" meta:page-count="2" meta:paragraph-count="62" meta:word-count="114" meta:character-count="668"/>
    <meta:editing-duration>PT1M25S</meta:editing-duration>
    <meta:editing-cycles>1</meta:editing-cycles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